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64de" officeooo:paragraph-rsid="001e64de"/>
    </style:style>
    <style:style style:name="P2" style:family="paragraph" style:parent-style-name="Standard">
      <style:text-properties officeooo:rsid="001e64de" officeooo:paragraph-rsid="001f99e0"/>
    </style:style>
    <style:style style:name="P3" style:family="paragraph" style:parent-style-name="Standard">
      <style:text-properties officeooo:rsid="001f3e57" officeooo:paragraph-rsid="001f3e57"/>
    </style:style>
    <style:style style:name="P4" style:family="paragraph" style:parent-style-name="Standard">
      <style:text-properties officeooo:rsid="0022ce74" officeooo:paragraph-rsid="0022ce74"/>
    </style:style>
    <style:style style:name="P5" style:family="paragraph" style:parent-style-name="Standard">
      <style:text-properties officeooo:rsid="002536bc" officeooo:paragraph-rsid="002536bc"/>
    </style:style>
    <style:style style:name="P6" style:family="paragraph" style:parent-style-name="Standard" style:list-style-name="L2">
      <style:text-properties officeooo:rsid="0022ce74" officeooo:paragraph-rsid="0022ce74"/>
    </style:style>
    <style:style style:name="P7" style:family="paragraph" style:parent-style-name="Standard" style:list-style-name="L1">
      <style:text-properties officeooo:paragraph-rsid="001f3e57"/>
    </style:style>
    <style:style style:name="P8" style:family="paragraph" style:parent-style-name="Standard" style:list-style-name="L1">
      <style:text-properties officeooo:paragraph-rsid="001e64de"/>
    </style:style>
    <style:style style:name="P9" style:family="paragraph" style:parent-style-name="Standard" style:list-style-name="L1">
      <style:text-properties officeooo:paragraph-rsid="0025ec4e"/>
    </style:style>
    <style:style style:name="P10" style:family="paragraph" style:parent-style-name="Standard" style:list-style-name="L1">
      <style:text-properties officeooo:rsid="001e64de" officeooo:paragraph-rsid="001f3e57"/>
    </style:style>
    <style:style style:name="P11" style:family="paragraph" style:parent-style-name="Standard">
      <style:text-properties officeooo:rsid="001e64de" officeooo:paragraph-rsid="0025ec4e"/>
    </style:style>
    <style:style style:name="P12" style:family="paragraph" style:parent-style-name="Standard" style:list-style-name="L1">
      <style:text-properties officeooo:rsid="001f3e57" officeooo:paragraph-rsid="001f3e57"/>
    </style:style>
    <style:style style:name="P13" style:family="paragraph" style:parent-style-name="Standard">
      <style:text-properties officeooo:rsid="001f3e57" officeooo:paragraph-rsid="001f99e0"/>
    </style:style>
    <style:style style:name="P14" style:family="paragraph" style:parent-style-name="Standard">
      <style:text-properties officeooo:rsid="001f3e57" officeooo:paragraph-rsid="001f3e57"/>
    </style:style>
    <style:style style:name="P15" style:family="paragraph" style:parent-style-name="Standard" style:list-style-name="L3">
      <style:text-properties officeooo:rsid="001f3e57" officeooo:paragraph-rsid="001f3e57"/>
    </style:style>
    <style:style style:name="P16" style:family="paragraph" style:parent-style-name="Standard" style:list-style-name="L3">
      <style:text-properties officeooo:rsid="001f3e57" officeooo:paragraph-rsid="001f99e0"/>
    </style:style>
    <style:style style:name="P17" style:family="paragraph" style:parent-style-name="Standard" style:list-style-name="L3">
      <style:text-properties officeooo:rsid="001f3e57" officeooo:paragraph-rsid="002536bc"/>
    </style:style>
    <style:style style:name="P18" style:family="paragraph" style:parent-style-name="Standard">
      <style:text-properties officeooo:rsid="001f3e57" officeooo:paragraph-rsid="0025ec4e"/>
    </style:style>
    <style:style style:name="P19" style:family="paragraph" style:parent-style-name="Standard" style:list-style-name="L5">
      <style:text-properties officeooo:rsid="001f3e57" officeooo:paragraph-rsid="0025ec4e"/>
    </style:style>
    <style:style style:name="P20" style:family="paragraph" style:parent-style-name="Standard" style:list-style-name="L2">
      <style:text-properties officeooo:rsid="001f99e0" officeooo:paragraph-rsid="001f99e0"/>
    </style:style>
    <style:style style:name="P21" style:family="paragraph" style:parent-style-name="Standard" style:list-style-name="L3">
      <style:text-properties officeooo:paragraph-rsid="00247120"/>
    </style:style>
    <style:style style:name="P22" style:family="paragraph" style:parent-style-name="Standard" style:list-style-name="L3">
      <style:text-properties officeooo:paragraph-rsid="002536bc"/>
    </style:style>
    <style:style style:name="P23" style:family="paragraph" style:parent-style-name="Standard" style:list-style-name="L3">
      <style:text-properties officeooo:paragraph-rsid="0029e1c1"/>
    </style:style>
    <style:style style:name="P24" style:family="paragraph" style:parent-style-name="Standard" style:list-style-name="L3">
      <style:text-properties officeooo:rsid="00247120" officeooo:paragraph-rsid="002536bc"/>
    </style:style>
    <style:style style:name="P25" style:family="paragraph" style:parent-style-name="Standard">
      <style:text-properties officeooo:paragraph-rsid="002536bc"/>
    </style:style>
    <style:style style:name="P26" style:family="paragraph" style:parent-style-name="Standard">
      <style:text-properties officeooo:paragraph-rsid="0025ec4e"/>
    </style:style>
    <style:style style:name="P27" style:family="paragraph" style:parent-style-name="Standard" style:list-style-name="L5">
      <style:text-properties officeooo:paragraph-rsid="0025ec4e"/>
    </style:style>
    <style:style style:name="P28" style:family="paragraph" style:parent-style-name="Standard">
      <style:text-properties officeooo:paragraph-rsid="0026f464"/>
    </style:style>
    <style:style style:name="P29" style:family="paragraph" style:parent-style-name="Standard">
      <style:text-properties officeooo:rsid="0026f464" officeooo:paragraph-rsid="0026f464"/>
    </style:style>
    <style:style style:name="P30" style:family="paragraph" style:parent-style-name="Standard">
      <style:text-properties officeooo:paragraph-rsid="0022ce74"/>
    </style:style>
    <style:style style:name="P31" style:family="paragraph" style:parent-style-name="Standard">
      <style:text-properties officeooo:paragraph-rsid="00273d65"/>
    </style:style>
    <style:style style:name="P32" style:family="paragraph" style:parent-style-name="Standard">
      <style:text-properties officeooo:paragraph-rsid="0028b589"/>
    </style:style>
    <style:style style:name="P33" style:family="paragraph" style:parent-style-name="Standard">
      <style:text-properties officeooo:rsid="0029e14d" officeooo:paragraph-rsid="0029e14d"/>
    </style:style>
    <style:style style:name="P34" style:family="paragraph" style:parent-style-name="Standard">
      <style:text-properties officeooo:paragraph-rsid="0029e14d"/>
    </style:style>
    <style:style style:name="T1" style:family="text">
      <style:text-properties officeooo:rsid="001e64de"/>
    </style:style>
    <style:style style:name="T2" style:family="text">
      <style:text-properties officeooo:rsid="001f3e57"/>
    </style:style>
    <style:style style:name="T3" style:family="text">
      <style:text-properties officeooo:rsid="0022ce74"/>
    </style:style>
    <style:style style:name="T4" style:family="text">
      <style:text-properties officeooo:rsid="00247120"/>
    </style:style>
    <style:style style:name="T5" style:family="text">
      <style:text-properties officeooo:rsid="002536bc"/>
    </style:style>
    <style:style style:name="T6" style:family="text">
      <style:text-properties officeooo:rsid="0025ec4e"/>
    </style:style>
    <style:style style:name="T7" style:family="text">
      <style:text-properties officeooo:rsid="0026f464"/>
    </style:style>
    <style:style style:name="T8" style:family="text">
      <style:text-properties officeooo:rsid="00273d65"/>
    </style:style>
    <style:style style:name="T9" style:family="text">
      <style:text-properties fo:font-style="italic" officeooo:rsid="001e64de" style:font-style-asian="italic" style:font-style-complex="italic"/>
    </style:style>
    <style:style style:name="T10" style:family="text">
      <style:text-properties officeooo:rsid="0029e14d"/>
    </style:style>
    <style:style style:name="T11" style:family="text">
      <style:text-properties officeooo:rsid="0029e1c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Vorwort.</text:p>
      <text:p text:style-name="P31"><text:span text:style-name="T3">Das Projekt ist in Entwicklung. Wenn etwas nicht funktioniert, so scheuen sie sich bitte nicht, es im Issue bei Github zu diesem Projekt porthd/mysearch zu veröffentlichen </text:span></text:p>
      <text:p text:style-name="P31"><text:span text:style-name="T8">Das Projekt will jedem die Möglichkeit geben, seine persönliche Surfhistorie in einem privaten Suchindex zu speichern. Es ist offen so konzipiert, dass sie die bestehenden TYPO3-Extensions durch eigene ersetzen können. Auch ist das AddOn nur ein Prototyp. </text:span></text:p>
      <text:p text:style-name="P31"><text:span text:style-name="T8">Wenn sie Verbesserungsvorschläge haben, bessere Extensions, bessere AddOn, AddOns für andere Browser so freue ich mich über Hinweise.</text:span></text:p>
      <text:p text:style-name="P31"/>
      <text:p text:style-name="P3">Voraussetzungen</text:p>
      <text:list xml:id="list1864956321" text:style-name="L1">
        <text:list-item>
          <text:p text:style-name="P10">Öffne Konsole/Bash/PcShell/Terminal/Cmd oder Ähnliche Command-Line-Interpreter <text:span text:style-name="T2">und gehen mit ‚cd Pfad/ZumZielordner‘, wo das Projekt im Unterordner ‚mysearch‘ angelegt werden soll.</text:span></text:p>
        </text:list-item>
        <text:list-item>
          <text:p text:style-name="P7"><text:span text:style-name="T2">Nur Git herunterladen und rechnerweit Installieren (Rechnerweit) <text:line-break/></text:span><text:a xlink:type="simple" xlink:href="https://git-scm.com/downloads" text:style-name="Internet_20_link" text:visited-style-name="Visited_20_Internet_20_Link"><text:span text:style-name="T2">https://git-scm.com/downloads</text:span></text:a><text:span text:style-name="T2"> </text:span></text:p>
        </text:list-item>
        <text:list-item>
          <text:p text:style-name="P10">Install Docker-desktop auf dem Rechner <text:span text:style-name="T6">(rechnerweit)</text:span></text:p>
          <text:list>
            <text:list-item>
              <text:p text:style-name="P12">Richtiges Betriebssystem heraussuchen</text:p>
            </text:list-item>
            <text:list-item>
              <text:p text:style-name="P10"><text:span text:style-name="T2">Anleitung von ddev beachten</text:span>: <text:a xlink:type="simple" xlink:href="https://ddev.readthedocs.io/en/stable/users/docker_installation/" text:style-name="Internet_20_link" text:visited-style-name="Visited_20_Internet_20_Link">https://ddev.readthedocs.io/en/stable/users/docker_installation/</text:a> (Engl.)</text:p>
            </text:list-item>
            <text:list-item>
              <text:p text:style-name="P10">ggfls auch <text:a xlink:type="simple" xlink:href="https://www.docker.com/products/docker-desktop" text:style-name="Internet_20_link" text:visited-style-name="Visited_20_Internet_20_Link">https://www.docker.com/products/docker-desktop</text:a> (Engl.)</text:p>
            </text:list-item>
          </text:list>
        </text:list-item>
        <text:list-item>
          <text:p text:style-name="P8"><text:span text:style-name="T1">ddev installieren (rechnerweit)<text:line-break/> (engl. Wichtige Hinweise </text:span><text:a xlink:type="simple" xlink:href="https://ddev.readthedocs.io/en/stable/" text:style-name="Internet_20_link" text:visited-style-name="Visited_20_Internet_20_Link"><text:span text:style-name="T1">https://ddev.readthedocs.io/en/stable/</text:span></text:a><text:span text:style-name="T1"> )<text:line-break/>ggls unter Windows mit </text:span><text:span text:style-name="T9">Chololaty</text:span><text:span text:style-name="T1"> (choco) installieren<text:line-break/>Bei Linux funktioniert </text:span><text:span text:style-name="T9">Homebrew</text:span><text:span text:style-name="T1"> gut<text:line-break/>Bei Mac sollte </text:span><text:span text:style-name="T9">Homebrew</text:span><text:span text:style-name="T1"> auch funktioneren.</text:span></text:p>
        </text:list-item>
        <text:list-item>
          <text:p text:style-name="P9"><text:span text:style-name="T2"><text:s/>Lade von GitHub die Zipdatei des Projekts ‚porthd/mysearch‘ herunter und entpacke es in einem selbst erstellten Ordner ‚mysearch‘.<text:line-break/>Oder gib in der Kommando-Zeile Folgendes an (git entpackt für dich):<text:line-break/>‚git clone https://github.com/porthd/mysearch.git‘</text:span></text:p>
        </text:list-item>
      </text:list>
      <text:p text:style-name="P1"/>
      <text:p text:style-name="P13">Erste Indexierungen mit Firefox / <text:span text:style-name="T6">Browser vorbereiten</text:span></text:p>
      <text:list xml:id="list3594644602" text:style-name="L2">
        <text:list-item>
          <text:p text:style-name="P20">Prüfen sie im <text:s/>Command-Line-Interpreter, ob mysearch unter ddev läuft.<text:line-break/>Geben sie einfach ‚ddev list‘ <text:s/>ein. In der Tabelle muss beim Eintrag mysearch ok stehen</text:p>
        </text:list-item>
        <text:list-item>
          <text:p text:style-name="P20">Öff<text:span text:style-name="T3">n</text:span>en sie Firefox als Browser. </text:p>
        </text:list-item>
        <text:list-item>
          <text:p text:style-name="P20">Installieren sie das Add-On, indem sie nach MySearch suchen oder indem sie auf der Seite ‚about:addons‘ auf das Zahnrad klicken und das AddOn als Datei installieren. Die Zip-Datei liegt im Projekt im AddOn/Firefox/mysearchAddOn.zip</text:p>
        </text:list-item>
        <text:list-item>
          <text:p text:style-name="P6">Holen sie das Icon mit dem Auge in ihre Tool-Leiste. Über das Pop-Up können sie den Index bestimmen und die Indexierung angesurfter Seiten aus und anschalten.</text:p>
        </text:list-item>
      </text:list>
      <text:p text:style-name="P30"><text:span text:style-name="T3">Anmerkung: Grundsätzlich könnte der Browser auch als Suchroboter funktionieren. Ich habe bislang darauf verzichtet entsprechende Funktionen zu bauen, da hier verschiedenen Aspekte zu beachten sind. Ich denke, in solchen Fällen sollten robots.txt oder Kopierverbote beachten werden.</text:span></text:p>
      <text:p text:style-name="P32"/>
      <text:p text:style-name="P2"/>
      <text:p text:style-name="P3">Erster Start ihrer lokalen Suchmaschine</text:p>
      <text:list xml:id="list2963175764" text:style-name="L3">
        <text:list-item>
          <text:p text:style-name="P15">Gehe im <text:s/>Command-Line-Interpreter mit ‚cd Pfad/ZumZielordner‘ in den Ordner ‚mysearch‘, der beim Entpacken der Zip-Datei entstanden ist</text:p>
        </text:list-item>
        <text:list-item>
          <text:p text:style-name="P16">Command-Line-Interpreter: starte ddev mit <text:line-break/>ddev start<text:line-break/>(Es sollte genügend Festplattenspeicher vorhanden sein, da ddev viele Programme/Images nachlädt. So schafft man trotz der Macken bei Windows, MacOs oder Linux etc eine einheitliche Systemumgebung.)</text:p>
        </text:list-item>
        <text:list-item>
          <text:p text:style-name="P24"><text:soft-page-break/><text:span text:style-name="T2">Command-Line-Interpreter: </text:span>Nach dem Hochfahren <text:span text:style-name="T5">von ddev </text:span>geben sie folgende Befehl<text:span text:style-name="T5">e</text:span> ein </text:p>
          <text:p text:style-name="P21"><text:span text:style-name="T2">‚ddev exec ./firstInstall.sh‘<text:line-break/>Es legt unter anderem die Datei ‚mycomposer.json‘ an, in welcher eigenen Änderungen zu Extension-Zuordnungen vorgenommen werden können. </text:span></text:p>
        </text:list-item>
        <text:list-item>
          <text:p text:style-name="P23"><text:span text:style-name="T2">Command-Line-Interpreter: Damit TYPO3 funktioniert, braucht es eine Datenbank. Das Projekt bringt eine Daten Initial mit. Diese müssen sie nur importieren.</text:span></text:p>
          <text:p text:style-name="P23"><text:span text:style-name="T2">‚ddev import-db --src=initial-mysearch.sql‘</text:span></text:p>
        </text:list-item>
        <text:list-item>
          <text:p text:style-name="P17">Command-Line-Interpreter: A<text:span text:style-name="T5">nschließend muss noch das TYPO3-System installiert werden <text:line-break/>‚ddev composer update‘</text:span></text:p>
        </text:list-item>
        <text:list-item>
          <text:p text:style-name="P22"><text:span text:style-name="T2">Command-Line-Interpreter: Anschließend ist die initiale Datenbank zu installieren. Diese Enthält die TYPO3-Konfigurationen und stellt die Webseite ‚</text:span><text:a xlink:type="simple" xlink:href="https://mysearch.ddev.site/" text:style-name="Internet_20_link" text:visited-style-name="Visited_20_Internet_20_Link"><text:span text:style-name="T2">https://mysearch.ddev.site</text:span></text:a><text:span text:style-name="T2">‘ lokale auf ihrem Rechner zur Verfügung.</text:span></text:p>
        </text:list-item>
        <text:list-item>
          <text:p text:style-name="P17">Command-Line-Interpreter: Anschließend starten sie das ddev-System neu<text:line-break/>‚ddev restart‘</text:p>
        </text:list-item>
        <text:list-item>
          <text:p text:style-name="P22"><text:span text:style-name="T2">Browser: <text:s/><text:line-break/>Surfen sie auf: </text:span><text:a xlink:type="simple" xlink:href="https://mysearch.ddev.site/" text:style-name="Internet_20_link" text:visited-style-name="Visited_20_Internet_20_Link"><text:span text:style-name="T2">https://mysearch.ddev.site</text:span></text:a><text:span text:style-name="T2"> </text:span></text:p>
        </text:list-item>
        <text:list-item>
          <text:p text:style-name="P24">Erstellen sie ein Suchabfrage, sofern überhaupt schon etwas indexiert wurde. (FireFox-Addon)</text:p>
        </text:list-item>
      </text:list>
      <text:p text:style-name="P5">Anmerkung: <text:span text:style-name="T4">Wenn ihr der Suchindex leer ist, könnten sie eine Fehlermeldung – vielleicht noch hässliche – Fehlermeldung bekommen.</text:span></text:p>
      <text:p text:style-name="P25"/>
      <text:p text:style-name="P11"/>
      <text:p text:style-name="P26"><text:span text:style-name="T2">Weitere Starts ihrer lokalen Suchmaschine</text:span></text:p>
      <text:list xml:id="list2529552945" text:style-name="L5">
        <text:list-item>
          <text:p text:style-name="P19">Gehe im <text:s/>Command-Line-Interpreter mit ‚cd Pfad/ZumZielordner‘ in den Ordner ‚mysearch‘, der beim <text:span text:style-name="T6">ersten </text:span>Entpacken der Zip-Datei entstanden ist</text:p>
        </text:list-item>
        <text:list-item>
          <text:p text:style-name="P27"><text:span text:style-name="T6">Wenn sie an ihrer Datei mycomposer.json Änderungen vorgenommen haben, <text:s/>dann führen sie folgende Befehle aus:</text:span></text:p>
          <text:list>
            <text:list-item>
              <text:p text:style-name="P27"><text:span text:style-name="T2">‚ddev exec ./updateInstall.sh‘</text:span></text:p>
            </text:list-item>
            <text:list-item>
              <text:p text:style-name="P27"><text:span text:style-name="T5">‚ddev composer update‘</text:span></text:p>
            </text:list-item>
          </text:list>
        </text:list-item>
        <text:list-item>
          <text:p text:style-name="P27"><text:span text:style-name="T2">Command-Line-Interpreter: starte ddev mit <text:line-break/>ddev restart<text:line-break/>(Dies hat den Vorteil, dass eine noch laufende Version heruntergefahrfen wird und ddev neu gestartet wird.</text:span></text:p>
        </text:list-item>
        <text:list-item>
          <text:p text:style-name="P27"><text:span text:style-name="T2">Browser: Für die eigne Suche <text:line-break/>Surfen sie auf: </text:span><text:a xlink:type="simple" xlink:href="https://mysearch.ddev.site/" text:style-name="Internet_20_link" text:visited-style-name="Visited_20_Internet_20_Link"><text:span text:style-name="T2">https://mysearch.ddev.site</text:span></text:a><text:span text:style-name="T2"> </text:span></text:p>
          <text:p text:style-name="P27"/>
        </text:list-item>
      </text:list>
      <text:p text:style-name="P26"/>
      <text:p text:style-name="P26"><text:span text:style-name="T6">Weiterentwicklungen des Prototypen</text:span></text:p>
      <text:p text:style-name="P34"><text:span text:style-name="T10">Eine zentrale Idee wäre, dass man sich zu bestimmten Themen Linksammlungen kaufen kann, die der Suchindex dann indexiert. Dies böte für Journalisten oder Hobby-Internetter ein interessantes Zusatzeinkommen. </text:span></text:p>
      <text:p text:style-name="P26"><text:span text:style-name="T6">Sie können das TYPO3-System um eigenen Extensions erweitern, um dem System weiterer Indexer oder Resulter zur Verfügung zu stellen. <text:s/></text:span></text:p>
      <text:p text:style-name="P26"><text:span text:style-name="T6">Sie können auch meine Extension durch ihre eigenen Extensions ersetzen. (Es würde zuweit führen, dies hier genau zu erklären.)</text:span></text:p>
      <text:p text:style-name="P28"><text:span text:style-name="T6">Da das TYPO3 nur als Schnittstelle zwischen der ElasticSearch-Datenbank und ihrem Browser fungiert, können sie auf dem ddev-System ein eigenes CMS-System etablieren. </text:span></text:p>
      <text:p text:style-name="P28"><text:span text:style-name="T6">Sie können natürlich auch ihr eigene AddOn für den Firefox schreiben. Oder auch für andere Browser. Zum Beispiel könnte man ein AddOn zum Monitoring bestimmter (Kinos, Konzerte, Theater, ...) Seiten verwenden. Oder ein AddOn monitored Preise auch verschiedenen Seiten.</text:span></text:p>
      <text:p text:style-name="P28"/>
      <text:p text:style-name="P28"/>
      <text:p text:style-name="P29"><text:soft-page-break/>Sicherheitsbedenken</text:p>
      <text:p text:style-name="P28"><text:span text:style-name="T7">Sie können dies System auch auf einem Internet-Server betreiben. In diesem Fall sollte man für einen Passwortschutz des ElasticSearch-Servers sowie des Servers insgesamt sorgen. </text:span></text:p>
      <text:p text:style-name="P28"><text:span text:style-name="T7">SICHERHEITSTECHNISCH IST DER VORLIEGENDE PROTOTYP EINE KATASTROPHE. </text:span></text:p>
      <text:p text:style-name="P33">Vorschlägen zu Optimierung der Sicherheit stehe ich offen gegenüber.</text:p>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2-30T14:21:53.879000000</meta:creation-date>
    <dc:date>2021-12-31T00:29:08.302000000</dc:date>
    <meta:editing-duration>PT5H28M30S</meta:editing-duration>
    <meta:editing-cycles>4</meta:editing-cycles>
    <meta:generator>LibreOffice/6.3.2.2$Windows_X86_64 LibreOffice_project/98b30e735bda24bc04ab42594c85f7fd8be07b9c</meta:generator>
    <meta:document-statistic meta:table-count="0" meta:image-count="0" meta:object-count="0" meta:page-count="3" meta:paragraph-count="49" meta:word-count="774" meta:character-count="5966" meta:non-whitespace-character-count="5239"/>
  </office:meta>
</office:document-meta>
</file>